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mat code style in file: Option + Command + L</text:p>
      <text:p text:style-name="Standard">Push: Shift + cmd + k</text:p>
      <text:p text:style-name="Standard">Merge with master:</text:p>
      <text:p text:style-name="Standard"><text:tab/>Select master branch in the corner</text:p>
      <text:p text:style-name="Standard"><text:tab/>merge into cur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0T09:38:46</meta:creation-date>
    <meta:generator>OpenOffice/4.1.7$Unix OpenOffice.org_project/417m1$Build-9800</meta:generator>
    <dc:date>2020-07-20T16:27:19</dc:date>
    <meta:editing-duration>PT6H48M33S</meta:editing-duration>
    <meta:editing-cycles>2</meta:editing-cycles>
    <meta:document-statistic meta:table-count="0" meta:image-count="0" meta:object-count="0" meta:page-count="1" meta:paragraph-count="5" meta:word-count="28" meta:character-count="140"/>
  </office:meta>
</office:document-meta>
</file>